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c135" officeooo:paragraph-rsid="0015c135"/>
    </style:style>
    <style:style style:name="P2" style:family="paragraph" style:parent-style-name="Standard">
      <style:text-properties fo:font-weight="bold" officeooo:rsid="0015c135" officeooo:paragraph-rsid="0015c135" style:font-weight-asian="bold" style:font-weight-complex="bold"/>
    </style:style>
    <style:style style:name="P3" style:family="paragraph" style:parent-style-name="Standard">
      <style:text-properties fo:font-weight="bold" officeooo:rsid="00167fe2" officeooo:paragraph-rsid="00167fe2" style:font-weight-asian="bold" style:font-weight-complex="bold"/>
    </style:style>
    <style:style style:name="P4" style:family="paragraph" style:parent-style-name="Standard">
      <style:text-properties fo:font-weight="bold" officeooo:rsid="0016e503" officeooo:paragraph-rsid="0016e503" style:font-weight-asian="bold" style:font-weight-complex="bold"/>
    </style:style>
    <style:style style:name="P5" style:family="paragraph" style:parent-style-name="Standard">
      <style:text-properties fo:font-weight="bold" officeooo:rsid="001bc6cf" officeooo:paragraph-rsid="001bc6cf" style:font-weight-asian="bold" style:font-weight-complex="bold"/>
    </style:style>
    <style:style style:name="P6" style:family="paragraph" style:parent-style-name="Standard">
      <style:text-properties officeooo:rsid="00167fe2" officeooo:paragraph-rsid="00167fe2"/>
    </style:style>
    <style:style style:name="P7" style:family="paragraph" style:parent-style-name="Standard">
      <style:text-properties officeooo:rsid="0016e503" officeooo:paragraph-rsid="0016e503"/>
    </style:style>
    <style:style style:name="P8" style:family="paragraph" style:parent-style-name="Standard">
      <style:text-properties style:font-name="sans-serif" fo:font-size="12pt"/>
    </style:style>
    <style:style style:name="P9" style:family="paragraph" style:parent-style-name="Standard">
      <style:text-properties style:font-name="sans-serif" fo:font-size="12pt" officeooo:rsid="0015c135" officeooo:paragraph-rsid="0015c135"/>
    </style:style>
    <style:style style:name="P10" style:family="paragraph" style:parent-style-name="Standard">
      <style:text-properties style:font-name="sans-serif" fo:font-size="12pt" officeooo:rsid="00167fe2" officeooo:paragraph-rsid="00167fe2"/>
    </style:style>
    <style:style style:name="P11" style:family="paragraph" style:parent-style-name="Standard">
      <style:text-properties style:font-name="sans-serif" fo:font-size="12pt" officeooo:rsid="0016e503" officeooo:paragraph-rsid="0016e503"/>
    </style:style>
    <style:style style:name="P12" style:family="paragraph" style:parent-style-name="Standard">
      <style:text-properties style:font-name="sans-serif" fo:font-size="12pt" fo:font-weight="normal" officeooo:rsid="0016e503" officeooo:paragraph-rsid="0016e503" style:font-weight-asian="normal" style:font-weight-complex="normal"/>
    </style:style>
    <style:style style:name="P13" style:family="paragraph" style:parent-style-name="Standard">
      <style:text-properties style:font-name="sans-serif" fo:font-size="12pt" fo:font-weight="normal" officeooo:rsid="0016e503" officeooo:paragraph-rsid="001d3c4d" style:font-weight-asian="normal" style:font-weight-complex="normal"/>
    </style:style>
    <style:style style:name="P14" style:family="paragraph" style:parent-style-name="Standard">
      <style:text-properties style:font-name="sans-serif" fo:font-size="12pt" fo:font-weight="normal" officeooo:rsid="001d3c4d" officeooo:paragraph-rsid="001d3c4d" style:font-weight-asian="normal" style:font-weight-complex="normal"/>
    </style:style>
    <style:style style:name="P15" style:family="paragraph" style:parent-style-name="Standard">
      <style:text-properties style:font-name="sans-serif" fo:font-size="12pt" officeooo:paragraph-rsid="001bc6cf"/>
    </style:style>
    <style:style style:name="P16" style:family="paragraph" style:parent-style-name="Standard">
      <style:text-properties fo:font-weight="normal" officeooo:rsid="0016e503" officeooo:paragraph-rsid="0016e503" style:font-weight-asian="normal" style:font-weight-complex="normal"/>
    </style:style>
    <style:style style:name="P17" style:family="paragraph" style:parent-style-name="Standard">
      <style:text-properties fo:font-weight="normal" officeooo:rsid="0016e503" officeooo:paragraph-rsid="001857ae" style:font-weight-asian="normal" style:font-weight-complex="normal"/>
    </style:style>
    <style:style style:name="P18" style:family="paragraph" style:parent-style-name="Standard">
      <style:text-properties fo:font-weight="normal" officeooo:rsid="0016e503" officeooo:paragraph-rsid="001bc6cf" style:font-weight-asian="normal" style:font-weight-complex="normal"/>
    </style:style>
    <style:style style:name="P19" style:family="paragraph" style:parent-style-name="Standard">
      <style:text-properties fo:font-weight="normal" officeooo:rsid="001857ae" officeooo:paragraph-rsid="001857ae" style:font-weight-asian="normal" style:font-weight-complex="normal"/>
    </style:style>
    <style:style style:name="P20" style:family="paragraph" style:parent-style-name="Standard">
      <style:text-properties officeooo:rsid="001857ae" officeooo:paragraph-rsid="001857ae"/>
    </style:style>
    <style:style style:name="P21" style:family="paragraph" style:parent-style-name="Standard">
      <style:text-properties officeooo:rsid="001a2f6a" officeooo:paragraph-rsid="001a2f6a"/>
    </style:style>
    <style:style style:name="P22" style:family="paragraph" style:parent-style-name="Standard">
      <style:text-properties officeooo:rsid="001bc6cf" officeooo:paragraph-rsid="001bc6cf"/>
    </style:style>
    <style:style style:name="P23" style:family="paragraph" style:parent-style-name="Preformatted_20_Text">
      <style:text-properties fo:font-weight="normal" officeooo:rsid="0016e503" officeooo:paragraph-rsid="0016e503" style:font-weight-asian="normal" style:font-weight-complex="normal"/>
    </style:style>
    <style:style style:name="P24" style:family="paragraph" style:parent-style-name="Preformatted_20_Text">
      <style:text-properties fo:font-weight="normal" officeooo:rsid="0016e503" officeooo:paragraph-rsid="001bc6cf" style:font-weight-asian="normal" style:font-weight-complex="normal"/>
    </style:style>
    <style:style style:name="P25" style:family="paragraph" style:parent-style-name="Preformatted_20_Text">
      <style:text-properties fo:font-weight="normal" officeooo:rsid="001d3c4d" officeooo:paragraph-rsid="001d3c4d" style:font-weight-asian="normal" style:font-weight-complex="normal"/>
    </style:style>
    <style:style style:name="P26" style:family="paragraph" style:parent-style-name="Preformatted_20_Text">
      <style:text-properties officeooo:rsid="001857ae" officeooo:paragraph-rsid="001857ae"/>
    </style:style>
    <style:style style:name="P27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ans-serif" fo:font-size="12pt"/>
    </style:style>
    <style:style style:name="T3" style:family="text">
      <style:text-properties officeooo:rsid="001d3c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1. </text:p>
      <text:p text:style-name="P8">Crear un proyecto rails</text:p>
      <text:p text:style-name="P1"/>
      <text:p text:style-name="P1">abraham@abraham-Inspiron-3558:~$ ls</text:p>
      <text:p text:style-name="P1">A <text:s/>D <text:s text:c="10"/>E <text:s text:c="15"/>ej.txt <text:s text:c="11"/>f2f <text:s text:c="6"/>Música <text:s text:c="5"/>sandbox</text:p>
      <text:p text:style-name="P1">B <text:s/>Descargas <text:s text:c="2"/>ej_permisos.md <text:s text:c="2"/>Escritorio <text:s text:c="7"/>hola <text:s text:c="5"/>Plantillas <text:s/>Vídeos</text:p>
      <text:p text:style-name="P1">C <text:s/>Documentos <text:s/>ej_permisos.md~ <text:s/>examples.desktop <text:s/>Imágenes <text:s/>Público <text:s text:c="4"/>z</text:p>
      <text:p text:style-name="P1">abraham@abraham-Inspiron-3558:~$ cd sanbox</text:p>
      <text:p text:style-name="P1">-bash: cd: sanbox: No existe el archivo o el directorio</text:p>
      <text:p text:style-name="P1">abraham@abraham-Inspiron-3558:~$ cd candbox</text:p>
      <text:p text:style-name="P1">-bash: cd: candbox: No existe el archivo o el directorio</text:p>
      <text:p text:style-name="P1">abraham@abraham-Inspiron-3558:~$ cd sandbox</text:p>
      <text:p text:style-name="P1">abraham@abraham-Inspiron-3558:~/sandbox$ ls</text:p>
      <text:p text:style-name="P1">rails <text:s/>ruby</text:p>
      <text:p text:style-name="P1">abraham@abraham-Inspiron-3558:~/sandbox$ cd rails</text:p>
      <text:p text:style-name="P1">abraham@abraham-Inspiron-3558:~/sandbox/rails$ ls</text:p>
      <text:p text:style-name="P1">ejercicio37 <text:s/>ejercicio38</text:p>
      <text:p text:style-name="P1">abraham@abraham-Inspiron-3558:~/sandbox/rails$ rails new tallerprueba --database=postgresql</text:p>
      <text:p text:style-name="P1"><text:s text:c="6"/>create <text:s/></text:p>
      <text:p text:style-name="P1"><text:s text:c="6"/>create <text:s/>README.md</text:p>
      <text:p text:style-name="P1"><text:s text:c="6"/>create <text:s/>Rakefile</text:p>
      <text:p text:style-name="P1"><text:s text:c="6"/>create <text:s/>config.ru</text:p>
      <text:p text:style-name="P1"><text:s text:c="6"/>create <text:s/>.gitignore</text:p>
      <text:p text:style-name="P1"><text:s text:c="6"/>create <text:s/>Gemfile</text:p>
      <text:p text:style-name="P1"><text:s text:c="6"/>create <text:s/>app</text:p>
      <text:p text:style-name="P1"><text:s text:c="6"/>create <text:s/>app/assets/config/manifest.js</text:p>
      <text:p text:style-name="P1"><text:s text:c="6"/>create <text:s/>app/assets/javascripts/application.js</text:p>
      <text:p text:style-name="P1"><text:s text:c="6"/>create <text:s/>app/assets/javascripts/cable.js</text:p>
      <text:p text:style-name="P1"><text:s text:c="6"/>create <text:s/>app/assets/stylesheets/application.css</text:p>
      <text:p text:style-name="P1"><text:s text:c="6"/>create <text:s/>app/channels/application_cable/channel.rb</text:p>
      <text:p text:style-name="P1"><text:s text:c="6"/>create <text:s/>app/channels/application_cable/connection.rb</text:p>
      <text:p text:style-name="P1"><text:s text:c="6"/>create <text:s/>app/controllers/application_controller.rb</text:p>
      <text:p text:style-name="P1"><text:s text:c="6"/>create <text:s/>app/helpers/application_helper.rb</text:p>
      <text:p text:style-name="P1"><text:s text:c="6"/>create <text:s/>app/jobs/application_job.rb</text:p>
      <text:p text:style-name="P1"><text:s text:c="6"/>create <text:s/>app/mailers/application_mailer.rb</text:p>
      <text:p text:style-name="P1"><text:s text:c="6"/>create <text:s/>app/models/application_record.rb</text:p>
      <text:p text:style-name="P1"><text:s text:c="6"/>create <text:s/>app/views/layouts/application.html.erb</text:p>
      <text:p text:style-name="P1"><text:s text:c="6"/>create <text:s/>app/views/layouts/mailer.html.erb</text:p>
      <text:p text:style-name="P1"><text:s text:c="6"/>create <text:s/>app/views/layouts/mailer.text.erb</text:p>
      <text:p text:style-name="P1"><text:s text:c="6"/>create <text:s/>app/assets/images/.keep</text:p>
      <text:p text:style-name="P1"><text:s text:c="6"/>create <text:s/>app/assets/javascripts/channels</text:p>
      <text:p text:style-name="P1"><text:s text:c="6"/>create <text:s/>app/assets/javascripts/channels/.keep</text:p>
      <text:p text:style-name="P1"><text:s text:c="6"/>create <text:s/>app/controllers/concerns/.keep</text:p>
      <text:p text:style-name="P1"><text:s text:c="6"/>create <text:s/>app/models/concerns/.keep</text:p>
      <text:p text:style-name="P1"><text:s text:c="6"/>create <text:s/>bin</text:p>
      <text:p text:style-name="P1"><text:s text:c="6"/>create <text:s/>bin/bundle</text:p>
      <text:p text:style-name="P1"><text:s text:c="6"/>create <text:s/>bin/rails</text:p>
      <text:p text:style-name="P1"><text:s text:c="6"/>create <text:s/>bin/rake</text:p>
      <text:p text:style-name="P1"><text:soft-page-break/><text:s text:c="6"/>create <text:s/>bin/setup</text:p>
      <text:p text:style-name="P1"><text:s text:c="6"/>create <text:s/>bin/update</text:p>
      <text:p text:style-name="P1"><text:s text:c="6"/>create <text:s/>config</text:p>
      <text:p text:style-name="P1"><text:s text:c="6"/>create <text:s/>config/routes.rb</text:p>
      <text:p text:style-name="P1"><text:s text:c="6"/>create <text:s/>config/application.rb</text:p>
      <text:p text:style-name="P1"><text:s text:c="6"/>create <text:s/>config/environment.rb</text:p>
      <text:p text:style-name="P1"><text:s text:c="6"/>create <text:s/>config/secrets.yml</text:p>
      <text:p text:style-name="P1"><text:s text:c="6"/>create <text:s/>config/cable.yml</text:p>
      <text:p text:style-name="P1"><text:s text:c="6"/>create <text:s/>config/puma.rb</text:p>
      <text:p text:style-name="P1"><text:s text:c="6"/>create <text:s/>config/spring.rb</text:p>
      <text:p text:style-name="P1"><text:s text:c="6"/>create <text:s/>config/environments</text:p>
      <text:p text:style-name="P1"><text:s text:c="6"/>create <text:s/>config/environments/development.rb</text:p>
      <text:p text:style-name="P1"><text:s text:c="6"/>create <text:s/>config/environments/production.rb</text:p>
      <text:p text:style-name="P1"><text:s text:c="6"/>create <text:s/>config/environments/test.rb</text:p>
      <text:p text:style-name="P1"><text:s text:c="6"/>create <text:s/>config/initializers</text:p>
      <text:p text:style-name="P1"><text:s text:c="6"/>create <text:s/>config/initializers/application_controller_renderer.rb</text:p>
      <text:p text:style-name="P1"><text:s text:c="6"/>create <text:s/>config/initializers/assets.rb</text:p>
      <text:p text:style-name="P1"><text:s text:c="6"/>create <text:s/>config/initializers/backtrace_silencers.rb</text:p>
      <text:p text:style-name="P1"><text:s text:c="6"/>create <text:s/>config/initializers/cookies_serializer.rb</text:p>
      <text:p text:style-name="P1"><text:s text:c="6"/>create <text:s/>config/initializers/cors.rb</text:p>
      <text:p text:style-name="P1"><text:s text:c="6"/>create <text:s/>config/initializers/filter_parameter_logging.rb</text:p>
      <text:p text:style-name="P1"><text:s text:c="6"/>create <text:s/>config/initializers/inflections.rb</text:p>
      <text:p text:style-name="P1"><text:s text:c="6"/>create <text:s/>config/initializers/mime_types.rb</text:p>
      <text:p text:style-name="P1"><text:s text:c="6"/>create <text:s/>config/initializers/new_framework_defaults.rb</text:p>
      <text:p text:style-name="P1"><text:s text:c="6"/>create <text:s/>config/initializers/session_store.rb</text:p>
      <text:p text:style-name="P1"><text:s text:c="6"/>create <text:s/>config/initializers/wrap_parameters.rb</text:p>
      <text:p text:style-name="P1"><text:s text:c="6"/>create <text:s/>config/locales</text:p>
      <text:p text:style-name="P1"><text:s text:c="6"/>create <text:s/>config/locales/en.yml</text:p>
      <text:p text:style-name="P1"><text:s text:c="6"/>create <text:s/>config/boot.rb</text:p>
      <text:p text:style-name="P1"><text:s text:c="6"/>create <text:s/>config/database.yml</text:p>
      <text:p text:style-name="P1"><text:s text:c="6"/>create <text:s/>db</text:p>
      <text:p text:style-name="P1"><text:s text:c="6"/>create <text:s/>db/seeds.rb</text:p>
      <text:p text:style-name="P1"><text:s text:c="6"/>create <text:s/>lib</text:p>
      <text:p text:style-name="P1"><text:s text:c="6"/>create <text:s/>lib/tasks</text:p>
      <text:p text:style-name="P1"><text:s text:c="6"/>create <text:s/>lib/tasks/.keep</text:p>
      <text:p text:style-name="P1"><text:s text:c="6"/>create <text:s/>lib/assets</text:p>
      <text:p text:style-name="P1"><text:s text:c="6"/>create <text:s/>lib/assets/.keep</text:p>
      <text:p text:style-name="P1"><text:s text:c="6"/>create <text:s/>log</text:p>
      <text:p text:style-name="P1"><text:s text:c="6"/>create <text:s/>log/.keep</text:p>
      <text:p text:style-name="P1"><text:s text:c="6"/>create <text:s/>public</text:p>
      <text:p text:style-name="P1"><text:s text:c="6"/>create <text:s/>public/404.html</text:p>
      <text:p text:style-name="P1"><text:s text:c="6"/>create <text:s/>public/422.html</text:p>
      <text:p text:style-name="P1"><text:s text:c="6"/>create <text:s/>public/500.html</text:p>
      <text:p text:style-name="P1"><text:s text:c="6"/>create <text:s/>public/apple-touch-icon-precomposed.png</text:p>
      <text:p text:style-name="P1"><text:s text:c="6"/>create <text:s/>public/apple-touch-icon.png</text:p>
      <text:p text:style-name="P1"><text:s text:c="6"/>create <text:s/>public/favicon.ico</text:p>
      <text:p text:style-name="P1"><text:s text:c="6"/>create <text:s/>public/robots.txt</text:p>
      <text:p text:style-name="P1"><text:s text:c="6"/>create <text:s/>test/fixtures</text:p>
      <text:p text:style-name="P1"><text:s text:c="6"/>create <text:s/>test/fixtures/.keep</text:p>
      <text:p text:style-name="P1"><text:soft-page-break/><text:s text:c="6"/>create <text:s/>test/fixtures/files</text:p>
      <text:p text:style-name="P1"><text:s text:c="6"/>create <text:s/>test/fixtures/files/.keep</text:p>
      <text:p text:style-name="P1"><text:s text:c="6"/>create <text:s/>test/controllers</text:p>
      <text:p text:style-name="P1"><text:s text:c="6"/>create <text:s/>test/controllers/.keep</text:p>
      <text:p text:style-name="P1"><text:s text:c="6"/>create <text:s/>test/mailers</text:p>
      <text:p text:style-name="P1"><text:s text:c="6"/>create <text:s/>test/mailers/.keep</text:p>
      <text:p text:style-name="P1"><text:s text:c="6"/>create <text:s/>test/models</text:p>
      <text:p text:style-name="P1"><text:s text:c="6"/>create <text:s/>test/models/.keep</text:p>
      <text:p text:style-name="P1"><text:s text:c="6"/>create <text:s/>test/helpers</text:p>
      <text:p text:style-name="P1"><text:s text:c="6"/>create <text:s/>test/helpers/.keep</text:p>
      <text:p text:style-name="P1"><text:s text:c="6"/>create <text:s/>test/integration</text:p>
      <text:p text:style-name="P1"><text:s text:c="6"/>create <text:s/>test/integration/.keep</text:p>
      <text:p text:style-name="P1"><text:s text:c="6"/>create <text:s/>test/test_helper.rb</text:p>
      <text:p text:style-name="P1"><text:s text:c="6"/>create <text:s/>tmp</text:p>
      <text:p text:style-name="P1"><text:s text:c="6"/>create <text:s/>tmp/.keep</text:p>
      <text:p text:style-name="P1"><text:s text:c="6"/>create <text:s/>tmp/cache</text:p>
      <text:p text:style-name="P1"><text:s text:c="6"/>create <text:s/>tmp/cache/assets</text:p>
      <text:p text:style-name="P1"><text:s text:c="6"/>create <text:s/>vendor/assets/javascripts</text:p>
      <text:p text:style-name="P1"><text:s text:c="6"/>create <text:s/>vendor/assets/javascripts/.keep</text:p>
      <text:p text:style-name="P1"><text:s text:c="6"/>create <text:s/>vendor/assets/stylesheets</text:p>
      <text:p text:style-name="P1"><text:s text:c="6"/>create <text:s/>vendor/assets/stylesheets/.keep</text:p>
      <text:p text:style-name="P1"><text:s text:c="6"/>remove <text:s/>config/initializers/cors.rb</text:p>
      <text:p text:style-name="P1"><text:s text:c="9"/>run <text:s/>bundle install</text:p>
      <text:p text:style-name="P1">The dependency tzinfo-data (&gt;= 0) will be unused by any of the platforms Bundler is installing for. Bundler is installing for ruby but the dependency is only for x86-mingw32, x86-mswin32, x64-mingw32, java. To add those platforms to the bundle, run `bundle lock --add-platform x86-mingw32 x86-mswin32 x64-mingw32 java`.</text:p>
      <text:p text:style-name="P1">Fetching gem metadata from https://rubygems.org/..........</text:p>
      <text:p text:style-name="P1">Fetching version metadata from https://rubygems.org/..</text:p>
      <text:p text:style-name="P1">Fetching dependency metadata from https://rubygems.org/.</text:p>
      <text:p text:style-name="P1">Resolving dependencies...</text:p>
      <text:p text:style-name="P1">Using rake 12.0.0</text:p>
      <text:p text:style-name="P1">Using concurrent-ruby 1.0.5</text:p>
      <text:p text:style-name="P1">Using i18n 0.8.1</text:p>
      <text:p text:style-name="P1">Using minitest 5.10.1</text:p>
      <text:p text:style-name="P1">Using thread_safe 0.3.6</text:p>
      <text:p text:style-name="P1">Using builder 3.2.3</text:p>
      <text:p text:style-name="P1">Using erubis 2.7.0</text:p>
      <text:p text:style-name="P1">Using mini_portile2 2.1.0</text:p>
      <text:p text:style-name="P1">Using rack 2.0.1</text:p>
      <text:p text:style-name="P1">Using nio4r 2.0.0</text:p>
      <text:p text:style-name="P1">Using websocket-extensions 0.1.2</text:p>
      <text:p text:style-name="P1">Using mime-types-data 3.2016.0521</text:p>
      <text:p text:style-name="P1">Using arel 7.1.4</text:p>
      <text:p text:style-name="P1">Using bundler 1.14.6</text:p>
      <text:p text:style-name="P1">Using byebug 9.0.6</text:p>
      <text:p text:style-name="P1">Using coffee-script-source 1.12.2</text:p>
      <text:p text:style-name="P1">Using execjs 2.7.0</text:p>
      <text:p text:style-name="P1">Using method_source 0.8.2</text:p>
      <text:p text:style-name="P1"><text:soft-page-break/>Using thor 0.19.4</text:p>
      <text:p text:style-name="P1">Using debug_inspector 0.0.2</text:p>
      <text:p text:style-name="P1">Using ffi 1.9.18</text:p>
      <text:p text:style-name="P1">Using multi_json 1.12.1</text:p>
      <text:p text:style-name="P1">Using rb-fsevent 0.9.8</text:p>
      <text:p text:style-name="P1">Using pg 0.20.0</text:p>
      <text:p text:style-name="P1">Using puma 3.8.2</text:p>
      <text:p text:style-name="P1">Using sass 3.4.23</text:p>
      <text:p text:style-name="P1">Using tilt 2.0.7</text:p>
      <text:p text:style-name="P1">Using turbolinks-source 5.0.0</text:p>
      <text:p text:style-name="P1">Using tzinfo 1.2.2</text:p>
      <text:p text:style-name="P1">Using nokogiri 1.7.1</text:p>
      <text:p text:style-name="P1">Using rack-test 0.6.3</text:p>
      <text:p text:style-name="P1">Using sprockets 3.7.1</text:p>
      <text:p text:style-name="P1">Using websocket-driver 0.6.5</text:p>
      <text:p text:style-name="P1">Using mime-types 3.1</text:p>
      <text:p text:style-name="P1">Using coffee-script 2.4.1</text:p>
      <text:p text:style-name="P1">Using uglifier 3.1.9</text:p>
      <text:p text:style-name="P1">Using rb-inotify 0.9.8</text:p>
      <text:p text:style-name="P1">Using turbolinks 5.0.1</text:p>
      <text:p text:style-name="P1">Using activesupport 5.0.2</text:p>
      <text:p text:style-name="P1">Using loofah 2.0.3</text:p>
      <text:p text:style-name="P1">Using mail 2.6.4</text:p>
      <text:p text:style-name="P1">Using listen 3.0.8</text:p>
      <text:p text:style-name="P1">Using rails-dom-testing 2.0.2</text:p>
      <text:p text:style-name="P1">Using globalid 0.3.7</text:p>
      <text:p text:style-name="P1">Using activemodel 5.0.2</text:p>
      <text:p text:style-name="P1">Using jbuilder 2.6.3</text:p>
      <text:p text:style-name="P1">Using spring 2.0.1</text:p>
      <text:p text:style-name="P1">Using rails-html-sanitizer 1.0.3</text:p>
      <text:p text:style-name="P1">Using activejob 5.0.2</text:p>
      <text:p text:style-name="P1">Using activerecord 5.0.2</text:p>
      <text:p text:style-name="P1">Using spring-watcher-listen 2.0.1</text:p>
      <text:p text:style-name="P1">Using actionview 5.0.2</text:p>
      <text:p text:style-name="P1">Using actionpack 5.0.2</text:p>
      <text:p text:style-name="P1">Using actioncable 5.0.2</text:p>
      <text:p text:style-name="P1">Using actionmailer 5.0.2</text:p>
      <text:p text:style-name="P1">Using railties 5.0.2</text:p>
      <text:p text:style-name="P1">Using sprockets-rails 3.2.0</text:p>
      <text:p text:style-name="P1">Using coffee-rails 4.2.1</text:p>
      <text:p text:style-name="P1">Using jquery-rails 4.3.1</text:p>
      <text:p text:style-name="P1">Using web-console 3.4.0</text:p>
      <text:p text:style-name="P1">Using rails 5.0.2</text:p>
      <text:p text:style-name="P1">Using sass-rails 5.0.6</text:p>
      <text:p text:style-name="P1">Bundle complete! 15 Gemfile dependencies, 62 gems now installed.</text:p>
      <text:p text:style-name="P1">Use `bundle show [gemname]` to see where a bundled gem is installed.</text:p>
      <text:p text:style-name="P1"><text:s text:c="9"/>run <text:s/>bundle exec spring binstub --all</text:p>
      <text:p text:style-name="P1">* bin/rake: spring inserted</text:p>
      <text:p text:style-name="P1">* bin/rails: spring inserted</text:p>
      <text:p text:style-name="P1"><text:soft-page-break/>abraham@abraham-Inspiron-3558:~/sandbox/rails$ </text:p>
      <text:p text:style-name="P1"/>
      <text:p text:style-name="P1"/>
      <text:p text:style-name="P1"/>
      <text:p text:style-name="P1">abraham@abraham-Inspiron-3558:~/sandbox/rails$ cd tallerprueba</text:p>
      <text:p text:style-name="P1">abraham@abraham-Inspiron-3558:~/sandbox/rails/tallerprueba$ subl .</text:p>
      <text:p text:style-name="P1"/>
      <text:p text:style-name="P1"/>
      <text:p text:style-name="P6">abraham@abraham-Inspiron-3558:~/sandbox/rails/tallerprueba$ sudo -u postgres createuser -s latam</text:p>
      <text:p text:style-name="P6">abraham@abraham-Inspiron-3558:~/sandbox/rails/tallerprueba$ sudo -u postgres psql</text:p>
      <text:p text:style-name="P6">psql (9.3.16)</text:p>
      <text:p text:style-name="P6">Type "help" for help.</text:p>
      <text:p text:style-name="P6"></text:p>
      <text:p text:style-name="P6">postgres=# \password latam</text:p>
      <text:p text:style-name="P6">Enter new password: </text:p>
      <text:p text:style-name="P6">Enter it again: </text:p>
      <text:p text:style-name="P6">postgres=# alter role latam with superuser;</text:p>
      <text:p text:style-name="P6">ALTER ROLE</text:p>
      <text:p text:style-name="P6">postgres=# \du</text:p>
      <text:p text:style-name="P6"><text:s text:c="29"/>List of roles</text:p>
      <text:p text:style-name="P6"><text:s/>Role name | <text:s text:c="18"/>Attributes <text:s text:c="18"/>| Member of </text:p>
      <text:p text:style-name="P6">-----------+------------------------------------------------+-----------</text:p>
      <text:p text:style-name="P6"><text:s/>abraham <text:s text:c="2"/>| Superuser <text:s text:c="37"/>| {}</text:p>
      <text:p text:style-name="P6"><text:s/>latam <text:s text:c="4"/>| Superuser, Create role, Create DB <text:s text:c="13"/>| {}</text:p>
      <text:p text:style-name="P6"><text:s/>postgres <text:s/>| Superuser, Create role, Create DB, Replication | {}</text:p>
      <text:p text:style-name="P6"></text:p>
      <text:p text:style-name="P6">postgres=# </text:p>
      <text:p text:style-name="P6"/>
      <text:p text:style-name="P2">Asignar usuario y contraseña en Tallerprueba/config/locales/database.yml</text:p>
      <text:p text:style-name="P1"/>
      <text:p text:style-name="P6">default: &amp;default</text:p>
      <text:p text:style-name="P6"><text:s text:c="2"/>adapter: postgresql</text:p>
      <text:p text:style-name="P6"><text:s text:c="2"/><text:span text:style-name="T1">username: latam</text:span></text:p>
      <text:p text:style-name="P3"><text:s text:c="2"/>password: latam</text:p>
      <text:p text:style-name="P6"><text:s text:c="2"/>encoding: unicode</text:p>
      <text:p text:style-name="P6"/>
      <text:p text:style-name="P3">salir de postgrest</text:p>
      <text:p text:style-name="P6"/>
      <text:p text:style-name="P6">postgres=# \q</text:p>
      <text:p text:style-name="P6">abraham@abraham-Inspiron-3558:~/sandbox/rails/tallerprueba$ </text:p>
      <text:p text:style-name="P6"/>
      <text:p text:style-name="P3">corremos el db create</text:p>
      <text:p text:style-name="P6"/>
      <text:p text:style-name="P6">abraham@abraham-Inspiron-3558:~/sandbox/rails/tallerprueba$ rake db:create</text:p>
      <text:p text:style-name="P6">Created database 'tallerprueba_development'</text:p>
      <text:p text:style-name="P6">Created database 'tallerprueba_test'</text:p>
      <text:p text:style-name="P6"/>
      <text:p text:style-name="P6">abraham@abraham-Inspiron-3558:~/sandbox/rails/tallerprueba$ sudo nano /etc/postgresql/9.3/main/pg_hba.conf</text:p>
      <text:p text:style-name="P6"><text:soft-page-break/></text:p>
      <text:p text:style-name="P6"/>
      <text:p text:style-name="P6"/>
      <text:p text:style-name="P6"/>
      <text:p text:style-name="P6">abraham@abraham-Inspiron-3558:~/sandbox/rails/tallerprueba$ rake db:create</text:p>
      <text:p text:style-name="P6">Database 'tallerprueba_development' already exists</text:p>
      <text:p text:style-name="P6">Database 'tallerprueba_test' already exists</text:p>
      <text:p text:style-name="P6">abraham@abraham-Inspiron-3558:~/sandbox/rails/tallerprueba$ </text:p>
      <text:p text:style-name="P6"/>
      <text:p text:style-name="P10">2. </text:p>
      <text:p text:style-name="P8">Crear el controller pages con la página x</text:p>
      <text:p text:style-name="P6"/>
      <text:p text:style-name="P7">abraham@abraham-Inspiron-3558:~/sandbox/rails/tallerprueba$ rails g controller pages x</text:p>
      <text:p text:style-name="P7">Running via Spring preloader in process 3227</text:p>
      <text:p text:style-name="P7"><text:s text:c="6"/>create <text:s/>app/controllers/pages_controller.rb</text:p>
      <text:p text:style-name="P7"><text:s text:c="7"/>route <text:s/>get 'pages/x'</text:p>
      <text:p text:style-name="P7"><text:s text:c="6"/>invoke <text:s/>erb</text:p>
      <text:p text:style-name="P7"><text:s text:c="6"/>create <text:s text:c="3"/>app/views/pages</text:p>
      <text:p text:style-name="P7"><text:s text:c="6"/>create <text:s text:c="3"/>app/views/pages/x.html.erb</text:p>
      <text:p text:style-name="P7"><text:s text:c="6"/>invoke <text:s/>test_unit</text:p>
      <text:p text:style-name="P7"><text:s text:c="6"/>create <text:s text:c="3"/>test/controllers/pages_controller_test.rb</text:p>
      <text:p text:style-name="P7"><text:s text:c="6"/>invoke <text:s/>helper</text:p>
      <text:p text:style-name="P7"><text:s text:c="6"/>create <text:s text:c="3"/>app/helpers/pages_helper.rb</text:p>
      <text:p text:style-name="P7"><text:s text:c="6"/>invoke <text:s text:c="3"/>test_unit</text:p>
      <text:p text:style-name="P7"><text:s text:c="6"/>invoke <text:s/>assets</text:p>
      <text:p text:style-name="P7"><text:s text:c="6"/>invoke <text:s text:c="3"/>coffee</text:p>
      <text:p text:style-name="P7"><text:s text:c="6"/>create <text:s text:c="5"/>app/assets/javascripts/pages.coffee</text:p>
      <text:p text:style-name="P7"><text:s text:c="6"/>invoke <text:s text:c="3"/>scss</text:p>
      <text:p text:style-name="P7"><text:s text:c="6"/>create <text:s text:c="5"/>app/assets/stylesheets/pages.scss</text:p>
      <text:p text:style-name="P7">abraham@abraham-Inspiron-3558:~/sandbox/rails/tallerprueba$ </text:p>
      <text:p text:style-name="P7"/>
      <text:p text:style-name="P11">3. </text:p>
      <text:p text:style-name="P8">Convertir la página página x en la página de inicio</text:p>
      <text:p text:style-name="P7">tallerprueba/config/locales/routes.rb </text:p>
      <text:p text:style-name="P7"/>
      <text:p text:style-name="P7">escribir root'pages#x'</text:p>
      <text:p text:style-name="P7"/>
      <text:p text:style-name="P7">guardar</text:p>
      <text:p text:style-name="P7"/>
      <text:p text:style-name="P4">Correr servidor</text:p>
      <text:p text:style-name="P4"/>
      <text:p text:style-name="P16">revisar buscador</text:p>
      <text:p text:style-name="P16"/>
      <text:p text:style-name="P12">4. </text:p>
      <text:p text:style-name="P8">Agregar el CDN bootstrap al layout</text:p>
      <text:p text:style-name="P16">Ir a la pagina de bootstrap despues al getting started</text:p>
      <text:p text:style-name="P16"/>
      <text:p text:style-name="P16">Copiamos:</text:p>
      <text:p text:style-name="P16"/>
      <text:p text:style-name="P23"><text:soft-page-break/><text:span text:style-name="Source_20_Text">&lt;!-- Latest compiled and minified CSS --&gt;</text:span></text:p>
      <text:p text:style-name="Preformatted_20_Text"><text:span text:style-name="Source_20_Text">&lt;link rel="stylesheet" href="https://maxcdn.bootstrapcdn.com/bootstrap/3.3.7/css/bootstrap.min.css" integrity="sha384-BVYiiSIFeK1dGmJRAkycuHAHRg32OmUcww7on3RYdg4Va+PmSTsz/K68vbdEjh4u" crossorigin="anonymous"&gt;</text:span></text:p>
      <text:p text:style-name="Preformatted_20_Text"/>
      <text:p text:style-name="Preformatted_20_Text"><text:span text:style-name="Source_20_Text">&lt;!-- Optional theme --&gt;</text:span></text:p>
      <text:p text:style-name="Preformatted_20_Text"><text:span text:style-name="Source_20_Text">&lt;link rel="stylesheet" href="https://maxcdn.bootstrapcdn.com/bootstrap/3.3.7/css/bootstrap-theme.min.css" integrity="sha384-rHyoN1iRsVXV4nD0JutlnGaslCJuC7uwjduW9SVrLvRYooPp2bWYgmgJQIXwl/Sp" crossorigin="anonymous"&gt;</text:span></text:p>
      <text:p text:style-name="Preformatted_20_Text"/>
      <text:p text:style-name="Preformatted_20_Text"><text:span text:style-name="Source_20_Text">&lt;!-- Latest compiled and minified JavaScript --&gt;</text:span></text:p>
      <text:p text:style-name="P27"><text:span text:style-name="Source_20_Text">&lt;script src="https://maxcdn.bootstrapcdn.com/bootstrap/3.3.7/js/bootstrap.min.js" integrity="sha384-Tc5IQib027qvyjSMfHjOMaLkfuWVxZxUPnCJA7l2mCWNIpG9mGCD8wGNIcPD7Txa" crossorigin="anonymous"&gt;&lt;/script&gt;</text:span></text:p>
      <text:p text:style-name="P16">Pegamos en tallerprueba/app/views/layouts/application.html.erb</text:p>
      <text:p text:style-name="P16"/>
      <text:p text:style-name="P16"/>
      <text:p text:style-name="P12">5. </text:p>
      <text:p text:style-name="P8">Agregar un h1 con tu nombre a la página de inicio</text:p>
      <text:p text:style-name="P8"/>
      <text:p text:style-name="P12">cambiar el titulo en tallerprueba/app/views/pages/x.html.erb</text:p>
      <text:p text:style-name="P8"/>
      <text:p text:style-name="P8">6. </text:p>
      <text:p text:style-name="P8">Inicializar GIT y agregar el repo</text:p>
      <text:p text:style-name="P16"/>
      <text:p text:style-name="P19">Crear carpeta en Github New repository asignamos el nombre del repositorio en public</text:p>
      <text:p text:style-name="P16"/>
      <text:p text:style-name="P17">git init</text:p>
      <text:p text:style-name="P16"/>
      <text:p text:style-name="P12">7. </text:p>
      <text:p text:style-name="P8">Subirlo a Github</text:p>
      <text:p text:style-name="P16"/>
      <text:p text:style-name="P16">git add .</text:p>
      <text:p text:style-name="P23">git commit -m "first commit"</text:p>
      <text:p text:style-name="P23"/>
      <text:p text:style-name="P23">git remote add origin https://github.com/Abrasalas/tallerprueba.git</text:p>
      <text:p text:style-name="P23"/>
      <text:p text:style-name="P23">git push -u origin master</text:p>
      <text:p text:style-name="P23"/>
      <text:p text:style-name="P23"/>
      <text:p text:style-name="P12">8. </text:p>
      <text:p text:style-name="P8">Subirlo a Heroku</text:p>
      <text:p text:style-name="P16"/>
      <text:p text:style-name="P20">instalar Heroku en terminal</text:p>
      <text:p text:style-name="P20"/>
      <text:p text:style-name="P26">sudo apt-get install software-properties-common # debian only</text:p>
      <text:p text:style-name="P27"><text:s/>sudo add-apt-repository "deb https://cli-assets.heroku.com/branches/stable/apt ./"</text:p>
      <text:p text:style-name="P27"><text:s/>curl -L https://cli-assets.heroku.com/apt/release.key | sudo apt-key add -</text:p>
      <text:p text:style-name="P27"><text:soft-page-break/><text:s/>sudo apt-get update</text:p>
      <text:p text:style-name="P27"><text:s/>sudo apt-get install heroku</text:p>
      <text:p text:style-name="P20">abraham@abraham-Inspiron-3558:~/sandbox/rails/tallerprueba$ cd ~/.ssh</text:p>
      <text:p text:style-name="P20">abraham@abraham-Inspiron-3558:~/.ssh$ ls</text:p>
      <text:p text:style-name="P20">id_rsa <text:s/>id_rsa.pub <text:s/>known_hosts</text:p>
      <text:p text:style-name="P20"/>
      <text:p text:style-name="P21">abraham@abraham-Inspiron-3558:~/.ssh$ pwd</text:p>
      <text:p text:style-name="P21">/home/abraham/.ssh</text:p>
      <text:p text:style-name="P21">abraham@abraham-Inspiron-3558:~/.ssh$ git config --global user.name "nombre</text:p>
      <text:p text:style-name="P21">&gt; exit</text:p>
      <text:p text:style-name="P21">&gt; ^C</text:p>
      <text:p text:style-name="P21">abraham@abraham-Inspiron-3558:~/.ssh$ git config --global user.name "nombre</text:p>
      <text:p text:style-name="P21">&gt; "^C</text:p>
      <text:p text:style-name="P21">abraham@abraham-Inspiron-3558:~/.ssh$ git config --global user.name "latam"</text:p>
      <text:p text:style-name="P21">abraham@abraham-Inspiron-3558:~/.ssh$ git config --global user.name "Abrasalas"</text:p>
      <text:p text:style-name="P21">abraham@abraham-Inspiron-3558:~/.ssh$ git config --global user.email "abraham.salas.reyes@gmail.com"</text:p>
      <text:p text:style-name="P21">abraham@abraham-Inspiron-3558:~/.ssh$ cd ..</text:p>
      <text:p text:style-name="P21">abraham@abraham-Inspiron-3558:~$ ls</text:p>
      <text:p text:style-name="P21">A <text:s/>D <text:s text:c="10"/>E <text:s text:c="15"/>ej.txt <text:s text:c="11"/>f2f <text:s text:c="6"/>Música <text:s text:c="5"/>sandbox</text:p>
      <text:p text:style-name="P21">B <text:s/>Descargas <text:s text:c="2"/>ej_permisos.md <text:s text:c="2"/>Escritorio <text:s text:c="7"/>hola <text:s text:c="5"/>Plantillas <text:s/>Vídeos</text:p>
      <text:p text:style-name="P21">C <text:s/>Documentos <text:s/>ej_permisos.md~ <text:s/>examples.desktop <text:s/>Imágenes <text:s/>Público <text:s text:c="4"/>z</text:p>
      <text:p text:style-name="P21">abraham@abraham-Inspiron-3558:~$ cd sandbox</text:p>
      <text:p text:style-name="P21">abraham@abraham-Inspiron-3558:~/sandbox$ ls</text:p>
      <text:p text:style-name="P21">rails <text:s/>ruby</text:p>
      <text:p text:style-name="P21">abraham@abraham-Inspiron-3558:~/sandbox$ cd rails</text:p>
      <text:p text:style-name="P21">abraham@abraham-Inspiron-3558:~/sandbox/rails$ ls</text:p>
      <text:p text:style-name="P21">ejercicio37 <text:s/>ejercicio38 <text:s/>tallerprueba</text:p>
      <text:p text:style-name="P21">abraham@abraham-Inspiron-3558:~/sandbox/rails$ cd tallerprueba</text:p>
      <text:p text:style-name="P21">abraham@abraham-Inspiron-3558:~/sandbox/rails/tallerprueba$ ls</text:p>
      <text:p text:style-name="P21">app <text:s/>config <text:s text:c="4"/>db <text:s text:c="6"/>Gemfile.lock <text:s/>log <text:s text:c="4"/>Rakefile <text:s text:c="2"/>test <text:s/>vendor</text:p>
      <text:p text:style-name="P21">bin <text:s/>config.ru <text:s/>Gemfile <text:s/>lib <text:s text:c="10"/>public <text:s/>README.md <text:s/>tmp</text:p>
      <text:p text:style-name="P21">abraham@abraham-Inspiron-3558:~/sandbox/rails/tallerprueba$ heroku login</text:p>
      <text:p text:style-name="P21">Enter your Heroku credentials:</text:p>
      <text:p text:style-name="P21">Email: abraham.salas.reyes@gmail.com</text:p>
      <text:p text:style-name="P21">Password: **********</text:p>
      <text:p text:style-name="P21">Logged in as abraham.salas.reyes@gmail.com</text:p>
      <text:p text:style-name="P21">abraham@abraham-Inspiron-3558:~/sandbox/rails/tallerprueba$ heroku git:remote -a tallerprueba23</text:p>
      <text:p text:style-name="P21">set git remote heroku to https://git.heroku.com/tallerprueba23.git</text:p>
      <text:p text:style-name="P21">abraham@abraham-Inspiron-3558:~/sandbox/rails/tallerprueba$ </text:p>
      <text:p text:style-name="P21">abraham@abraham-Inspiron-3558:~/sandbox/rails/tallerprueba$ git add .</text:p>
      <text:p text:style-name="P21">abraham@abraham-Inspiron-3558:~/sandbox/rails/tallerprueba$ git commit -am "make it better"</text:p>
      <text:p text:style-name="P21">En la rama master</text:p>
      <text:p text:style-name="P21">Su rama está actualizada con «origin/master».</text:p>
      <text:p text:style-name="P21"></text:p>
      <text:p text:style-name="P21">nothing to commit, working directory clean</text:p>
      <text:p text:style-name="P21">abraham@abraham-Inspiron-3558:~/sandbox/rails/tallerprueba$ git push heroku masterCounting <text:soft-page-break/>objects: 93, done.</text:p>
      <text:p text:style-name="P21">Delta compression using up to 4 threads.</text:p>
      <text:p text:style-name="P21">Compressing objects: 100% (79/79), done.</text:p>
      <text:p text:style-name="P21">Writing objects: 100% (93/93), 22.48 KiB | 0 bytes/s, done.</text:p>
      <text:p text:style-name="P21">Total 93 (delta 2), reused 0 (delta 0)</text:p>
      <text:p text:style-name="P21">remote: Compressing source files... done.</text:p>
      <text:p text:style-name="P21">remote: Building source:</text:p>
      <text:p text:style-name="P21">remote: </text:p>
      <text:p text:style-name="P21">remote: -----&gt; Ruby app detected</text:p>
      <text:p text:style-name="P21">remote: -----&gt; Compiling Ruby/Rails</text:p>
      <text:p text:style-name="P21">remote: -----&gt; Using Ruby version: ruby-2.2.6</text:p>
      <text:p text:style-name="P21">remote: -----&gt; Installing dependencies using bundler 1.13.7</text:p>
      <text:p text:style-name="P21">remote: <text:s text:c="7"/>Running: bundle install --without development:test --path vendor/bundle --binstubs vendor/bundle/bin -j4 --deployment</text:p>
      <text:p text:style-name="P21">remote: <text:s text:c="7"/>Warning: the running version of Bundler (1.13.7) is older than the version that created the lockfile (1.14.6). We suggest you upgrade to the latest version of Bundler by running `gem install bundler`.</text:p>
      <text:p text:style-name="P21">remote: <text:s text:c="7"/>Fetching gem metadata from https://rubygems.org/.........</text:p>
      <text:p text:style-name="P21">remote: <text:s text:c="7"/>Fetching version metadata from https://rubygems.org/..</text:p>
      <text:p text:style-name="P21">remote: <text:s text:c="7"/>Fetching dependency metadata from https://rubygems.org/.</text:p>
      <text:p text:style-name="P21">remote: <text:s text:c="7"/>Installing i18n 0.8.1</text:p>
      <text:p text:style-name="P21">remote: <text:s text:c="7"/>Installing rake 12.0.0</text:p>
      <text:p text:style-name="P21">remote: <text:s text:c="7"/>Installing concurrent-ruby 1.0.5</text:p>
      <text:p text:style-name="P21">remote: <text:s text:c="7"/>Installing minitest 5.10.1</text:p>
      <text:p text:style-name="P21">remote: <text:s text:c="7"/>Installing thread_safe 0.3.6</text:p>
      <text:p text:style-name="P21">remote: <text:s text:c="7"/>Installing builder 3.2.3</text:p>
      <text:p text:style-name="P21">remote: <text:s text:c="7"/>Installing mini_portile2 2.1.0</text:p>
      <text:p text:style-name="P21">remote: <text:s text:c="7"/>Installing erubis 2.7.0</text:p>
      <text:p text:style-name="P21">remote: <text:s text:c="7"/>Installing nio4r 2.0.0 with native extensions</text:p>
      <text:p text:style-name="P21">remote: <text:s text:c="7"/>Installing rack 2.0.1</text:p>
      <text:p text:style-name="P21">remote: <text:s text:c="7"/>Installing websocket-extensions 0.1.2</text:p>
      <text:p text:style-name="P21">remote: <text:s text:c="7"/>Installing mime-types-data 3.2016.0521</text:p>
      <text:p text:style-name="P21">remote: <text:s text:c="7"/>Installing arel 7.1.4</text:p>
      <text:p text:style-name="P21">remote: <text:s text:c="7"/>Installing coffee-script-source 1.12.2</text:p>
      <text:p text:style-name="P21">remote: <text:s text:c="7"/>Installing execjs 2.7.0</text:p>
      <text:p text:style-name="P21">remote: <text:s text:c="7"/>Installing method_source 0.8.2</text:p>
      <text:p text:style-name="P21">remote: <text:s text:c="7"/>Installing multi_json 1.12.1</text:p>
      <text:p text:style-name="P21">remote: <text:s text:c="7"/>Installing thor 0.19.4</text:p>
      <text:p text:style-name="P21">remote: <text:s text:c="7"/>Installing puma 3.8.2 with native extensions</text:p>
      <text:p text:style-name="P21">remote: <text:s text:c="7"/>Installing pg 0.20.0 with native extensions</text:p>
      <text:p text:style-name="P21">remote: <text:s text:c="7"/>Using bundler 1.13.7</text:p>
      <text:p text:style-name="P21">remote: <text:s text:c="7"/>Installing sass 3.4.23</text:p>
      <text:p text:style-name="P21">remote: <text:s text:c="7"/>Installing tilt 2.0.7</text:p>
      <text:p text:style-name="P21">remote: <text:s text:c="7"/>Installing turbolinks-source 5.0.0</text:p>
      <text:p text:style-name="P21">remote: <text:s text:c="7"/>Installing nokogiri 1.7.1 with native extensions</text:p>
      <text:p text:style-name="P21">remote: <text:s text:c="7"/>Installing tzinfo 1.2.2</text:p>
      <text:p text:style-name="P21">remote: <text:s text:c="7"/>Installing rack-test 0.6.3</text:p>
      <text:p text:style-name="P21">remote: <text:s text:c="7"/>Installing sprockets 3.7.1</text:p>
      <text:p text:style-name="P21">remote: <text:s text:c="7"/>Installing websocket-driver 0.6.5 with native extensions</text:p>
      <text:p text:style-name="P21"><text:soft-page-break/>remote: <text:s text:c="7"/>Installing mime-types 3.1</text:p>
      <text:p text:style-name="P21">remote: <text:s text:c="7"/>Installing coffee-script 2.4.1</text:p>
      <text:p text:style-name="P21">remote: <text:s text:c="7"/>Installing uglifier 3.1.9</text:p>
      <text:p text:style-name="P21">remote: <text:s text:c="7"/>Installing turbolinks 5.0.1</text:p>
      <text:p text:style-name="P21">remote: <text:s text:c="7"/>Installing activesupport 5.0.2</text:p>
      <text:p text:style-name="P21">remote: <text:s text:c="7"/>Installing mail 2.6.4</text:p>
      <text:p text:style-name="P21">remote: <text:s text:c="7"/>Installing globalid 0.3.7</text:p>
      <text:p text:style-name="P21">remote: <text:s text:c="7"/>Installing activemodel 5.0.2</text:p>
      <text:p text:style-name="P21">remote: <text:s text:c="7"/>Installing jbuilder 2.6.3</text:p>
      <text:p text:style-name="P21">remote: <text:s text:c="7"/>Installing activejob 5.0.2</text:p>
      <text:p text:style-name="P21">remote: <text:s text:c="7"/>Installing activerecord 5.0.2</text:p>
      <text:p text:style-name="P21">remote: <text:s text:c="7"/>Installing rails-dom-testing 2.0.2</text:p>
      <text:p text:style-name="P21">remote: <text:s text:c="7"/>Installing loofah 2.0.3</text:p>
      <text:p text:style-name="P21">remote: <text:s text:c="7"/>Installing rails-html-sanitizer 1.0.3</text:p>
      <text:p text:style-name="P21">remote: <text:s text:c="7"/>Installing actionview 5.0.2</text:p>
      <text:p text:style-name="P21">remote: <text:s text:c="7"/>Installing actionpack 5.0.2</text:p>
      <text:p text:style-name="P21">remote: <text:s text:c="7"/>Installing actionmailer 5.0.2</text:p>
      <text:p text:style-name="P21">remote: <text:s text:c="7"/>Installing actioncable 5.0.2</text:p>
      <text:p text:style-name="P21">remote: <text:s text:c="7"/>Installing railties 5.0.2</text:p>
      <text:p text:style-name="P21">remote: <text:s text:c="7"/>Installing sprockets-rails 3.2.0</text:p>
      <text:p text:style-name="P21">remote: <text:s text:c="7"/>Installing coffee-rails 4.2.1</text:p>
      <text:p text:style-name="P21">remote: <text:s text:c="7"/>Installing rails 5.0.2</text:p>
      <text:p text:style-name="P21">remote: <text:s text:c="7"/>Installing sass-rails 5.0.6</text:p>
      <text:p text:style-name="P21">remote: <text:s text:c="7"/>Installing jquery-rails 4.3.1</text:p>
      <text:p text:style-name="P21">remote: <text:s text:c="7"/>Bundle complete! 15 Gemfile dependencies, 53 gems now installed.</text:p>
      <text:p text:style-name="P21">remote: <text:s text:c="7"/>Gems in the groups development and test were not installed.</text:p>
      <text:p text:style-name="P21">remote: <text:s text:c="7"/>Bundled gems are installed into ./vendor/bundle.</text:p>
      <text:p text:style-name="P21">remote: <text:s text:c="7"/>Bundle completed (25.57s)</text:p>
      <text:p text:style-name="P21">remote: <text:s text:c="7"/>Cleaning up the bundler cache.</text:p>
      <text:p text:style-name="P21">remote: -----&gt; Installing node-v6.10.0-linux-x64</text:p>
      <text:p text:style-name="P21">remote: -----&gt; Detecting rake tasks</text:p>
      <text:p text:style-name="P21">remote: -----&gt; Preparing app for Rails asset pipeline</text:p>
      <text:p text:style-name="P21">remote: <text:s text:c="7"/>Running: rake assets:precompile</text:p>
      <text:p text:style-name="P21">remote: <text:s text:c="7"/>I, [2017-03-24T03:19:49.751171 #1172] <text:s/>INFO -- : Writing /tmp/build_3ca3952e9e8e9cb577921d4fc2cf7c18/public/assets/application-2a58214235fab300c1a4fa5c652411a70220a3d18cefab890c2b1e90fb148e96.js</text:p>
      <text:p text:style-name="P21">remote: <text:s text:c="7"/>I, [2017-03-24T03:19:49.772843 #1172] <text:s/>INFO -- : Writing /tmp/build_3ca3952e9e8e9cb577921d4fc2cf7c18/public/assets/application-2a58214235fab300c1a4fa5c652411a70220a3d18cefab890c2b1e90fb148e96.js.gz</text:p>
      <text:p text:style-name="P21">remote: <text:s text:c="7"/>I, [2017-03-24T03:19:49.786718 #1172] <text:s/>INFO -- : Writing /tmp/build_3ca3952e9e8e9cb577921d4fc2cf7c18/public/assets/application-e3b0c44298fc1c149afbf4c8996fb92427ae41e4649b934ca495991b7852b855.css</text:p>
      <text:p text:style-name="P21">remote: <text:s text:c="7"/>I, [2017-03-24T03:19:49.786856 #1172] <text:s/>INFO -- : Writing /tmp/build_3ca3952e9e8e9cb577921d4fc2cf7c18/public/assets/application-e3b0c44298fc1c149afbf4c8996fb92427ae41e4649b934ca495991b7852b855.css.gz</text:p>
      <text:p text:style-name="P21">remote: <text:s text:c="7"/>Asset precompilation completed (6.01s)</text:p>
      <text:p text:style-name="P21">remote: <text:s text:c="7"/>Cleaning assets</text:p>
      <text:p text:style-name="P21">remote: <text:s text:c="7"/>Running: rake assets:clean</text:p>
      <text:p text:style-name="P21">remote: </text:p>
      <text:p text:style-name="P21"><text:soft-page-break/>remote: ###### WARNING:</text:p>
      <text:p text:style-name="P21">remote: <text:s text:c="7"/>You have not declared a Ruby version in your Gemfile.</text:p>
      <text:p text:style-name="P21">remote: <text:s text:c="7"/>To set your Ruby version add this line to your Gemfile:</text:p>
      <text:p text:style-name="P21">remote: <text:s text:c="7"/>ruby '2.2.6'</text:p>
      <text:p text:style-name="P21">remote: <text:s text:c="7"/># See https://devcenter.heroku.com/articles/ruby-versions for more information.</text:p>
      <text:p text:style-name="P21">remote: </text:p>
      <text:p text:style-name="P21">remote: ###### WARNING:</text:p>
      <text:p text:style-name="P21">remote: <text:s text:c="7"/>No Procfile detected, using the default web server.</text:p>
      <text:p text:style-name="P21">remote: <text:s text:c="7"/>We recommend explicitly declaring how to boot your server process via a Procfile.</text:p>
      <text:p text:style-name="P21">remote: <text:s text:c="7"/>https://devcenter.heroku.com/articles/ruby-default-web-server</text:p>
      <text:p text:style-name="P21">remote: </text:p>
      <text:p text:style-name="P21">remote: -----&gt; Discovering process types</text:p>
      <text:p text:style-name="P21">remote: <text:s text:c="7"/>Procfile declares types <text:s text:c="4"/>-&gt; (none)</text:p>
      <text:p text:style-name="P21">remote: <text:s text:c="7"/>Default types for buildpack -&gt; console, rake, web, worker</text:p>
      <text:p text:style-name="P21">remote: </text:p>
      <text:p text:style-name="P21">remote: -----&gt; Compressing...</text:p>
      <text:p text:style-name="P21">remote: <text:s text:c="7"/>Done: 34.6M</text:p>
      <text:p text:style-name="P21">remote: -----&gt; Launching...</text:p>
      <text:p text:style-name="P21">remote: <text:s text:c="7"/>Released v5</text:p>
      <text:p text:style-name="P21">remote: <text:s text:c="7"/>https://tallerprueba23.herokuapp.com/ deployed to Heroku</text:p>
      <text:p text:style-name="P21">remote: </text:p>
      <text:p text:style-name="P21">remote: Verifying deploy... done.</text:p>
      <text:p text:style-name="P21">To https://git.heroku.com/tallerprueba23.git</text:p>
      <text:p text:style-name="P21"><text:s/>* [new branch] <text:s text:c="5"/>master -&gt; master</text:p>
      <text:p text:style-name="P21">abraham@abraham-Inspiron-3558:~/sandbox/rails/tallerprueba$ </text:p>
      <text:p text:style-name="P21"/>
      <text:p text:style-name="P21"/>
      <text:p text:style-name="P5">Cada avez que hay una actualización realizar estos tres pasos, cambiar nombre del git</text:p>
      <text:p text:style-name="P21"/>
      <text:p text:style-name="P21">abraham@abraham-Inspiron-3558:~/sandbox/rails/tallerprueba$ git add .</text:p>
      <text:p text:style-name="P21">abraham@abraham-Inspiron-3558:~/sandbox/rails/tallerprueba$ git commit -am "cambio ab"</text:p>
      <text:p text:style-name="P22">abraham@abraham-Inspiron-3558:~/sandbox/rails/tallerprueba$ git push heroku master</text:p>
      <text:p text:style-name="P20"/>
      <text:p text:style-name="P20"/>
      <text:p text:style-name="P6"/>
      <text:p text:style-name="P6"/>
      <text:p text:style-name="P15">Subirlo a Github</text:p>
      <text:p text:style-name="P18"/>
      <text:p text:style-name="P18">git add .</text:p>
      <text:p text:style-name="P24">git commit -m "first commit"</text:p>
      <text:p text:style-name="P24">git push -u origin master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8"><text:span text:style-name="T2">10. </text:span></text:p>
      <text:p text:style-name="P8">Incorporar un formulario de registro donde el usuario debe inscribirse con su nombre, email y edad</text:p>
      <text:p text:style-name="P24"/>
      <text:p text:style-name="P24"/>
      <text:p text:style-name="P13"><text:span text:style-name="T3">agregar</text:span> en tallerprueba/app/views/pages/x.html.erb</text:p>
      <text:p text:style-name="P24"/>
      <text:p text:style-name="P25">&lt;form&gt;</text:p>
      <text:p text:style-name="P25"><text:tab/>&lt;input type="text" name="name" value=""&gt;</text:p>
      <text:p text:style-name="P25"><text:tab/>&lt;input type="text" name="email" value=""&gt;</text:p>
      <text:p text:style-name="P25"><text:tab/>&lt;input type="text" name="age" value=""&gt;</text:p>
      <text:p text:style-name="P25">&lt;/form&gt;</text:p>
      <text:p text:style-name="P25"/>
      <text:p text:style-name="P14">11. </text:p>
      <text:p text:style-name="P8">Crear un modelo para guardar los datos respectivos</text:p>
      <text:p text:style-name="P25"/>
      <text:p text:style-name="P25">En la terminal</text:p>
      <text:p text:style-name="P25"/>
      <text:p text:style-name="P25">abraham@abraham-Inspiron-3558:~/sandbox/rails/tallerprueba$ rails g model user name:string email:string age:integer</text:p>
      <text:p text:style-name="P25">Running via Spring preloader in process 4235</text:p>
      <text:p text:style-name="P25"><text:s text:c="6"/>invoke <text:s/>active_record</text:p>
      <text:p text:style-name="P25"><text:s text:c="6"/>create <text:s text:c="3"/>db/migrate/20170324040406_create_users.rb</text:p>
      <text:p text:style-name="P25"><text:s text:c="6"/>create <text:s text:c="3"/>app/models/user.rb</text:p>
      <text:p text:style-name="P25"><text:s text:c="6"/>invoke <text:s text:c="3"/>test_unit</text:p>
      <text:p text:style-name="P25"><text:s text:c="6"/>create <text:s text:c="5"/>test/models/user_test.rb</text:p>
      <text:p text:style-name="P25"><text:s text:c="6"/>create <text:s text:c="5"/>test/fixtures/users.yml</text:p>
      <text:p text:style-name="P25"/>
      <text:p text:style-name="P14">12. </text:p>
      <text:p text:style-name="P8">Realizar la migración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0:07:03.022410184</meta:creation-date>
    <dc:date>2017-03-23T22:09:17.251359483</dc:date>
    <meta:editing-duration>PT22S</meta:editing-duration>
    <meta:editing-cycles>1</meta:editing-cycles>
    <meta:document-statistic meta:table-count="0" meta:image-count="0" meta:object-count="0" meta:page-count="12" meta:paragraph-count="473" meta:word-count="1812" meta:character-count="20276" meta:non-whitespace-character-count="16685"/>
    <meta:generator>LibreOffice/4.2.8.2$Linux_X86_64 LibreOffice_project/420m0$Build-2</meta:generator>
  </office:meta>
</office:document-meta>
</file>